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 Table">
        <table:table-column table:number-columns-repeated="2"/>
        <table:table-row>
          <table:table-cell/>
          <table:table-cell office:value-type="float" calcext:value-type="float" office:value="1" calcext:value="1">
            <text:p>1</text:p>
          </table:table-cell>
        </table:table-row>
        <table:table-row>
          <table:table-cell/>
          <table:table-cell office:value-type="float" calcext:value-type="float" office:value="4" calcext:value="4">
            <text:p>4</text:p>
          </table:table-cell>
        </table:table-row>
        <table:table-row>
          <table:table-cell/>
          <table:table-cell office:value-type="float" calcext:value-type="float" office:value="9" calcext:value="9">
            <text:p>9</text:p>
          </table:table-cell>
        </table:table-row>
        <table:table-row>
          <table:table-cell/>
          <table:table-cell office:value-type="float" calcext:value-type="float" office:value="16" calcext:value="16">
            <text:p>16</text:p>
          </table:table-cell>
        </table:table-row>
        <table:table-row>
          <table:table-cell/>
          <table:table-cell office:value-type="float" calcext:value-type="float" office:value="25" calcext:value="25">
            <text:p>25</text:p>
          </table:table-cell>
        </table:table-row>
        <table:table-row>
          <table:table-cell/>
          <table:table-cell office:value-type="float" calcext:value-type="float" office:value="36" calcext:value="36">
            <text:p>36</text:p>
          </table:table-cell>
        </table:table-row>
        <table:table-row>
          <table:table-cell/>
          <table:table-cell office:value-type="float" calcext:value-type="float" office:value="49" calcext:value="49">
            <text:p>49</text:p>
          </table:table-cell>
        </table:table-row>
        <table:table-row>
          <table:table-cell/>
          <table:table-cell office:value-type="float" calcext:value-type="float" office:value="64" calcext:value="64">
            <text:p>64</text:p>
          </table:table-cell>
        </table:table-row>
        <table:table-row>
          <table:table-cell/>
          <table:table-cell office:value-type="float" calcext:value-type="float" office:value="81" calcext:value="81">
            <text:p>81</text:p>
          </table:table-cell>
        </table:table-row>
        <table:table-row>
          <table:table-cell/>
          <table:table-cell office:value-type="float" calcext:value-type="float" office:value="100" calcext:value="100">
            <text:p>100</text:p>
          </table:table-cell>
        </table:table-row>
        <table:table-row>
          <table:table-cell office:value-type="string" calcext:value-type="string" office:string-value="Total:">
            <text:p>Total:</text:p>
          </table:table-cell>
          <table:table-cell office:value-type="float" calcext:value-type="float" office:value="385" calcext:value="385">
            <text:p>385</text:p>
          </table:table-cell>
        </table:table-row>
      </table:table>
      <table:named-expressions>
        <table:named-range table:name="squares_values" table:base-cell-address="$'First Table'.$B$1" table:cell-range-address="$'First Table'.$B$1:.$B$10"/>
        <table:named-range table:name="total" table:base-cell-address="$'First Table'.$B$11" table:cell-range-address="$'First Table'.$B$11"/>
      </table:named-expressions>
      <table:table table:name="Second Table">
        <table:table-column/>
        <table:table-column/>
        <table:table-column table:number-columns-repeated="2"/>
        <table:table-column/>
        <table:table-column table:number-columns-repeated="9"/>
        <table:table-row>
          <table:table-cell office:value-type="string" calcext:value-type="string" office:string-value="name:">
            <text:p>name:</text:p>
          </table:table-cell>
          <table:table-cell office:value-type="string" calcext:value-type="string" office:string-value="total">
            <text:p>total</text:p>
          </table:table-cell>
          <table:table-cell/>
          <table:table-cell office:value-type="string" calcext:value-type="string" office:string-value="name:">
            <text:p>name:</text:p>
          </table:table-cell>
          <table:table-cell office:value-type="string" calcext:value-type="string" office:string-value="squares_values">
            <text:p>squares_values</text:p>
          </table:table-cell>
        </table:table-row>
        <table:table-row>
          <table:table-cell office:value-type="string" calcext:value-type="string" office:string-value="range:">
            <text:p>range:</text:p>
          </table:table-cell>
          <table:table-cell office:value-type="string" calcext:value-type="string" office:string-value="(1, 10, 1, 10)">
            <text:p>(1, 10, 1, 10)</text:p>
          </table:table-cell>
          <table:table-cell/>
          <table:table-cell office:value-type="string" calcext:value-type="string" office:string-value="range:">
            <text:p>range:</text:p>
          </table:table-cell>
          <table:table-cell office:value-type="string" calcext:value-type="string" office:string-value="(1, 0, 1, 9)">
            <text:p>(1, 0, 1, 9)</text:p>
          </table:table-cell>
        </table:table-row>
        <table:table-row>
          <table:table-cell office:value-type="string" calcext:value-type="string" office:string-value="from table:">
            <text:p>from table:</text:p>
          </table:table-cell>
          <table:table-cell office:value-type="string" calcext:value-type="string" office:string-value="First Table">
            <text:p>First Table</text:p>
          </table:table-cell>
          <table:table-cell/>
          <table:table-cell office:value-type="string" calcext:value-type="string" office:string-value="from table:">
            <text:p>from table:</text:p>
          </table:table-cell>
          <table:table-cell office:value-type="string" calcext:value-type="string" office:string-value="First Table">
            <text:p>First Table</text:p>
          </table:table-cell>
        </table:table-row>
        <table:table-row>
          <table:table-cell office:value-type="string" calcext:value-type="string" office:string-value="content:">
            <text:p>content:</text:p>
          </table:table-cell>
          <table:table-cell office:value-type="float" calcext:value-type="float" office:value="385" calcext:value="385">
            <text:p>385</text:p>
          </table:table-cell>
          <table:table-cell/>
          <table:table-cell office:value-type="string" calcext:value-type="string" office:string-value="content:">
            <text:p>content:</text:p>
          </table:table-cell>
          <table:table-cell office:value-type="float" calcext:value-type="float" office:value="1" calcext:value="1">
            <text:p>1</text:p>
          </table:table-cell>
          <table:table-cell office:value-type="float" calcext:value-type="float" office:value="4" calcext:value="4">
            <text:p>4</text:p>
          </table:table-cell>
          <table:table-cell office:value-type="float" calcext:value-type="float" office:value="9" calcext:value="9">
            <text:p>9</text:p>
          </table:table-cell>
          <table:table-cell office:value-type="float" calcext:value-type="float" office:value="16" calcext:value="16">
            <text:p>16</text:p>
          </table:table-cell>
          <table:table-cell office:value-type="float" calcext:value-type="float" office:value="25" calcext:value="25">
            <text:p>25</text:p>
          </table:table-cell>
          <table:table-cell office:value-type="float" calcext:value-type="float" office:value="36" calcext:value="36">
            <text:p>36</text:p>
          </table:table-cell>
          <table:table-cell office:value-type="float" calcext:value-type="float" office:value="49" calcext:value="49">
            <text:p>49</text:p>
          </table:table-cell>
          <table:table-cell office:value-type="float" calcext:value-type="float" office:value="64" calcext:value="64">
            <text:p>64</text:p>
          </table:table-cell>
          <table:table-cell office:value-type="float" calcext:value-type="float" office:value="81" calcext:value="81">
            <text:p>81</text:p>
          </table:table-cell>
          <table:table-cell office:value-type="float" calcext:value-type="float" office:value="100" calcext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7.11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